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487000012B6E656D09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ans-serif" svg:font-family="sans-serif"/>
    <style:font-face style:name="Arial Bold" svg:font-family="'Arial Bold'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, 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6.815cm" fo:margin-left="-0.81cm" fo:margin-right="0.995cm" table:align="margins" style:writing-mode="lr-tb"/>
    </style:style>
    <style:style style:name="Tabla3.A" style:family="table-column">
      <style:table-column-properties style:column-width="16.815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style:font-name="Arial" fo:font-size="12pt" fo:language="en" fo:country="CA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language="en" fo:country="CA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Arial" fo:font-size="12pt" fo:letter-spacing="normal" fo:language="en" fo:country="CA" fo:font-style="normal" fo:font-weight="normal" style:font-size-asian="12pt" style:font-style-asian="normal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4.763cm" fo:margin-right="0cm" fo:text-indent="0cm" style:auto-text-indent="false"/>
    </style:style>
    <style:style style:name="P6" style:family="paragraph" style:parent-style-name="Standard">
      <style:paragraph-properties fo:margin-left="4.763cm" fo:margin-right="0cm" fo:text-indent="0cm" style:auto-text-indent="false" fo:padding="0.074cm" fo:border-left="none" fo:border-right="none" fo:border-top="none" fo:border-bottom="0.002cm solid #000000" style:join-border="false"/>
    </style:style>
    <style:style style:name="P7" style:family="paragraph" style:parent-style-name="Normal_20_indentado_20_1">
      <style:paragraph-properties fo:line-height="150%"/>
    </style:style>
    <style:style style:name="P8" style:family="paragraph" style:parent-style-name="Normal_20_indentado_20_1">
      <style:text-properties style:font-name="Arial" fo:font-size="12pt" fo:language="en" fo:country="CA" fo:font-weight="normal" style:font-size-asian="12pt" style:font-weight-asian="normal" style:font-size-complex="12pt" style:font-weight-complex="normal"/>
    </style:style>
    <style:style style:name="P9" style:family="paragraph" style:parent-style-name="Normal_20_indentado_20_1">
      <style:text-properties style:font-name="Arial" fo:font-size="12pt" fo:language="en" fo:country="CA" fo:font-weight="bold" style:font-size-asian="12pt" style:font-weight-asian="bold" style:font-size-complex="12pt" style:font-weight-complex="bold"/>
    </style:style>
    <style:style style:name="P10" style:family="paragraph" style:parent-style-name="Normal_20_indentado_20_1">
      <style:paragraph-properties fo:margin-left="0cm" fo:margin-right="0cm" fo:line-height="150%" fo:text-indent="0cm" style:auto-text-indent="false"/>
    </style:style>
    <style:style style:name="P11" style:family="paragraph" style:parent-style-name="Normal_20_indentado_20_1">
      <style:paragraph-properties fo:margin-left="0cm" fo:margin-right="0cm" fo:line-height="150%" fo:text-indent="0cm" style:auto-text-indent="false"/>
      <style:text-properties fo:font-size="12pt" style:letter-kerning="true" style:font-size-asian="12pt" style:font-name-complex="Arial" style:font-weight-complex="bold"/>
    </style:style>
    <style:style style:name="P12" style:family="paragraph" style:parent-style-name="Normal_20_indentado_20_1">
      <style:paragraph-properties fo:margin-left="0cm" fo:margin-right="0cm" fo:text-indent="0cm" style:auto-text-indent="false"/>
      <style:text-properties style:font-name="Arial" fo:font-size="12pt" fo:language="en" fo:country="CA" fo:font-weight="normal" style:font-size-asian="12pt" style:font-weight-asian="normal" style:font-size-complex="12pt" style:font-weight-complex="normal"/>
    </style:style>
    <style:style style:name="P13" style:family="paragraph" style:parent-style-name="Normal_20_indentado_20_1">
      <style:paragraph-properties fo:margin-left="0.106cm" fo:margin-right="0.185cm" fo:line-height="150%" fo:orphans="2" fo:widows="2" fo:text-indent="0cm" style:auto-text-indent="false" style:writing-mode="lr-tb"/>
    </style:style>
    <style:style style:name="P14" style:family="paragraph" style:parent-style-name="Normal_20_indentado_20_1">
      <style:paragraph-properties fo:margin-left="0.106cm" fo:margin-right="0.185cm" fo:line-height="150%" fo:orphans="2" fo:widows="2" fo:text-indent="0cm" style:auto-text-indent="false" style:writing-mode="lr-tb"/>
      <style:text-properties fo:font-size="12pt" fo:language="en" fo:country="CA" style:letter-kerning="true" style:font-size-asian="12pt" style:font-name-complex="Arial" style:font-weight-complex="bold"/>
    </style:style>
    <style:style style:name="P15" style:family="paragraph" style:parent-style-name="Estilo_20_Portada_20__2b__20_Arial_20_15_20_pt_20_Negrita_20_Color_20_personalizado_28_RGB_28_36">
      <style:paragraph-properties fo:text-align="end" style:justify-single-word="false"/>
    </style:style>
    <style:style style:name="P16" style:family="paragraph" style:parent-style-name="Estilo_20_Portada_20__2b__20_Arial_20_Negrita_20_Color_20_personalizado_28_RGB_28_36" style:master-page-name="">
      <style:paragraph-properties fo:margin-left="0cm" fo:margin-right="1.482cm" fo:text-align="start" style:justify-single-word="false" fo:text-indent="0cm" style:auto-text-indent="false" style:page-number="auto"/>
    </style:style>
    <style:style style:name="P17" style:family="paragraph" style:parent-style-name="Normal_20_indentado_20_1">
      <style:paragraph-properties fo:margin-left="0cm" fo:margin-right="0.212cm" fo:line-height="150%" fo:text-indent="0cm" style:auto-text-indent="false"/>
    </style:style>
    <style:style style:name="P18" style:family="paragraph" style:parent-style-name="Heading_20_1">
      <style:paragraph-properties fo:margin-left="0cm" fo:margin-right="0.212cm" fo:margin-top="0.423cm" fo:margin-bottom="0.106cm" fo:line-height="150%" fo:text-indent="0cm" style:auto-text-indent="false"/>
    </style:style>
    <style:style style:name="P19" style:family="paragraph" style:parent-style-name="Heading_20_1">
      <style:paragraph-properties fo:margin-top="0.423cm" fo:margin-bottom="0.106cm" fo:line-height="150%"/>
    </style:style>
    <style:style style:name="P20" style:family="paragraph" style:parent-style-name="Heading_20_1">
      <style:paragraph-properties fo:margin-top="0.423cm" fo:margin-bottom="0.106cm"/>
      <style:text-properties style:font-name="Arial" fo:font-size="12pt" fo:font-weight="bold" style:font-size-asian="12pt" style:font-weight-asian="bold" style:font-size-complex="12pt" style:font-weight-complex="bold"/>
    </style:style>
    <style:style style:name="P21" style:family="paragraph" style:parent-style-name="Heading_20_1">
      <style:paragraph-properties fo:margin-top="0.423cm" fo:margin-bottom="0.106cm" fo:line-height="150%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Heading_20_1">
      <style:paragraph-properties fo:line-height="150%"/>
    </style:style>
    <style:style style:name="P23" style:family="paragraph" style:parent-style-name="Estilo_20_Portada_20__2b__20_Arial_20_15_20_pt_20_Negrita_20_Color_20_personalizado_28_RGB_28_36" style:master-page-name="">
      <style:paragraph-properties fo:margin-left="0cm" fo:margin-right="1.852cm" fo:text-align="center" style:justify-single-word="false" fo:text-indent="0cm" style:auto-text-indent="false" style:page-number="auto"/>
      <style:text-properties fo:color="#000000"/>
    </style:style>
    <style:style style:name="P24" style:family="paragraph" style:parent-style-name="Estilo_20_Portada_20__2b__20_Arial_20_15_20_pt_20_Negrita_20_Color_20_personalizado_28_RGB_28_36">
      <style:paragraph-properties fo:margin-left="0cm" fo:margin-right="1.852cm" fo:text-align="center" style:justify-single-word="false" fo:text-indent="0cm" style:auto-text-indent="false"/>
      <style:text-properties fo:color="#000000"/>
    </style:style>
    <style:style style:name="P25" style:family="paragraph" style:parent-style-name="Estilo_20_Portada_20__2b__20_Arial_20_Negrita_20_Color_20_personalizado_28_RGB_28_36" style:master-page-name="">
      <style:paragraph-properties fo:margin-left="5.08cm" fo:margin-right="2.064cm" fo:text-align="center" style:justify-single-word="false" fo:text-indent="0cm" style:auto-text-indent="false" style:page-number="auto"/>
      <style:text-properties fo:color="#000000" fo:font-size="13pt" style:font-size-asian="13pt" style:font-size-complex="13pt"/>
    </style:style>
    <style:style style:name="P26" style:family="paragraph" style:parent-style-name="Estilo_20_Portada_20__2b__20_Arial_20_Negrita_20_Color_20_personalizado_28_RGB_28_36">
      <style:paragraph-properties fo:margin-left="5.08cm" fo:margin-right="2.064cm" fo:text-align="end" style:justify-single-word="false" fo:text-indent="0cm" style:auto-text-indent="false"/>
      <style:text-properties fo:color="#000000" fo:font-size="13pt" style:font-size-asian="13pt" style:font-size-complex="13pt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8" style:family="paragraph" style:parent-style-name="Standard">
      <style:text-properties style:font-name="Arial" fo:font-size="12pt" fo:language="en" fo:country="CA" fo:font-weight="bold" style:font-size-asian="12pt" style:font-weight-asian="bold" style:font-size-complex="12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Arial Bold" fo:font-size="12pt" fo:language="en" fo:country="CA" fo:font-weight="normal" style:letter-kerning="true" style:font-size-asian="12pt" style:font-weight-asian="normal" style:font-name-complex="Arial Bold" style:font-weight-complex="normal"/>
    </style:style>
    <style:style style:name="T3" style:family="text">
      <style:text-properties fo:color="#000000" style:font-name="Arial Bold" fo:font-size="12pt" fo:language="en" fo:country="CA" fo:font-weight="normal" style:letter-kerning="true" style:font-size-asian="12pt" style:font-weight-asian="normal" style:font-name-complex="Arial" style:font-weight-complex="normal"/>
    </style:style>
    <style:style style:name="T4" style:family="text">
      <style:text-properties fo:color="#000000" fo:font-size="13pt" style:font-size-asian="13pt" style:font-size-complex="13pt"/>
    </style:style>
    <style:style style:name="T5" style:family="text">
      <style:text-properties fo:color="#000000" fo:font-size="13pt" fo:language="en" fo:country="CA" style:font-size-asian="13pt" style:font-size-complex="13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style:letter-kerning="true" style:font-size-asian="12pt" style:font-weight-asian="bold" style:font-name-complex="Arial" style:font-weight-complex="bold"/>
    </style:style>
    <style:style style:name="T8" style:family="text">
      <style:text-properties fo:font-size="12pt" fo:font-weight="normal" style:font-size-asian="12pt" style:font-weight-asian="normal" style:font-size-complex="12pt"/>
    </style:style>
    <style:style style:name="T9" style:family="text">
      <style:text-properties fo:font-size="12pt" fo:font-weight="normal" style:letter-kerning="true" style:font-size-asian="12pt" style:font-weight-asian="normal" style:font-name-complex="Arial" style:font-weight-complex="normal"/>
    </style:style>
    <style:style style:name="T10" style:family="text">
      <style:text-properties fo:font-size="12pt" style:letter-kerning="true" style:font-size-asian="12pt" style:font-name-complex="Arial" style:font-weight-complex="bold"/>
    </style:style>
    <style:style style:name="T11" style:family="text">
      <style:text-properties fo:font-size="12pt" style:letter-kerning="true" style:font-size-asian="12pt" style:font-name-complex="Arial" style:font-size-complex="12pt" style:font-weight-complex="bold"/>
    </style:style>
    <style:style style:name="T12" style:family="text">
      <style:text-properties fo:font-size="12pt" fo:language="en" fo:country="CA" style:letter-kerning="true" style:font-size-asian="12pt" style:font-name-complex="Arial" style:font-weight-complex="bold"/>
    </style:style>
    <style:style style:name="T13" style:family="text">
      <style:text-properties fo:font-size="12pt" fo:language="en" fo:country="CA" style:letter-kerning="true" style:font-size-asian="12pt" style:font-name-complex="Arial" style:font-size-complex="12pt" style:font-weight-complex="bold"/>
    </style:style>
    <style:style style:name="T14" style:family="text">
      <style:text-properties fo:font-size="12pt" fo:language="en" fo:country="CA" fo:font-weight="normal" style:font-size-asian="12pt" style:font-weight-asian="normal" style:font-size-complex="12pt"/>
    </style:style>
    <style:style style:name="T15" style:family="text">
      <style:text-properties fo:font-size="12pt" fo:language="en" fo:country="CA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language="en" fo:country="CA" fo:font-weight="normal" style:letter-kerning="true" style:font-size-asian="12pt" style:font-weight-asian="normal" style:font-name-complex="Arial" style:font-weight-complex="normal"/>
    </style:style>
    <style:style style:name="T17" style:family="text">
      <style:text-properties style:font-name="Arial" fo:font-size="12pt" style:letter-kerning="true" style:font-size-asian="12pt" style:font-name-complex="Arial" style:font-weight-complex="bold"/>
    </style:style>
    <style:style style:name="T18" style:family="text">
      <style:text-properties style:font-name="Arial" fo:font-size="12pt" fo:font-weight="normal" style:font-size-asian="12pt" style:font-weight-asian="normal" style:font-name-complex="Arial" style:font-size-complex="12pt"/>
    </style:style>
    <style:style style:name="T19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Arial" fo:font-size="12pt" fo:letter-spacing="normal" fo:font-style="normal" fo:font-weight="normal" style:letter-kerning="true" style:font-size-asian="12pt" style:font-style-asian="normal" style:font-weight-asian="normal" style:font-name-complex="Arial" style:font-size-complex="12pt" style:font-weight-complex="normal"/>
    </style:style>
    <style:style style:name="T21" style:family="text">
      <style:text-properties fo:font-variant="normal" fo:text-transform="none" fo:color="#000000" fo:letter-spacing="normal" fo:language="en" fo:country="CA" fo:font-style="normal" fo:font-weight="bold" style:font-style-asian="normal" style:font-weight-asian="bold" style:font-name-complex="Arial" style:font-weight-complex="bold"/>
    </style:style>
    <style:style style:name="T22" style:family="text">
      <style:text-properties fo:font-variant="normal" fo:text-transform="none" fo:color="#000000" fo:letter-spacing="normal" fo:language="en" fo:country="CA" fo:font-style="normal" style:font-style-asian="normal" style:font-name-complex="Arial"/>
    </style:style>
    <style:style style:name="T23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language="en" fo:country="CA"/>
    </style:style>
    <style:style style:name="T26" style:family="text">
      <style:text-properties fo:language="en" fo:country="CA" fo:font-weight="bold" style:font-weight-asian="bold" style:font-weight-complex="bold"/>
    </style:style>
    <style:style style:name="T27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"/>-</text:p>
      <text:p text:style-name="Standard"/>
      <text:p text:style-name="Standard"/>
      <text:p text:style-name="Standard"/>
      <text:p text:style-name="P27"/>
      <text:p text:style-name="Standard"/>
      <text:p text:style-name="P15"/>
      <text:p text:style-name="P23"><text:s text:c="79"/><text:span text:style-name="T27">Entrevista</text:span></text:p>
      <text:p text:style-name="P24"/>
      <text:p text:style-name="P16"><text:span text:style-name="T1"><text:s text:c="97"/></text:span><text:span text:style-name="T4">Proyecto: </text:span><text:span text:style-name="T5">CouchInn</text:span></text:p>
      <text:p text:style-name="P25"><text:s text:c="45"/>Identificación: 002 <text:s/></text:p>
      <text:p text:style-name="P26"/>
      <text:p text:style-name="P2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Text_20_body"><text:s text:c="27"/><text:tab/><text:tab/><text:tab/><text:tab/><text:tab/><text:tab/><text:tab/><text:tab/><text:tab/>DAKARO - Abril</text:p>
      <text:p text:style-name="Text_20_body"><draw:frame draw:style-name="fr1" draw:name="gráficos3" text:anchor-type="paragraph" svg:x="3.755cm" svg:y="0.392cm" svg:width="5.71cm" svg:height="1.91cm" draw:z-index="0"><draw:image xlink:href="Pictures/2000000700004487000012B6E656D091.svm" xlink:type="simple" xlink:show="embed" xlink:actuate="onLoad"/></draw:frame><text:tab/><text:tab/><text:tab/><text:tab/><text:tab/><text:tab/><text:tab/><text:tab/><text:tab/><text:tab/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h text:style-name="P19" text:outline-level="1"><text:span text:style-name="T6"><text:s text:c="5"/>Preparada por:</text:span><text:span text:style-name="T8"> <text:s/>DAKARO</text:span></text:h>
            <text:p text:style-name="P10"><text:span text:style-name="T10"><text:s text:c="5"/></text:span><text:span text:style-name="T7">Fecha de preparación: </text:span><text:span text:style-name="T9">30/</text:span><text:span text:style-name="T10">03/16</text:span></text:p>
            <text:p text:style-name="P10"><text:span text:style-name="T10"><text:s text:c="5"/></text:span><text:span text:style-name="T7">Fase en la que se encuentra el proyecto:</text:span><text:span text:style-name="T10"> </text:span><text:span text:style-name="T12"><text:s/></text:span><text:span text:style-name="T17">Elicitaci</text:span><text:span text:style-name="Strong_20_Emphasis"><text:span text:style-name="T20">ó</text:span></text:span><text:span text:style-name="T17">n de Requerimientos</text:span></text:p>
            <text:p text:style-name="P13"><text:span text:style-name="T10"><text:s text:c="4"/></text:span><text:span text:style-name="T7">Documentos a que se hacen referencias:</text:span><text:span text:style-name="T10"> </text:span><text:span text:style-name="T12">- </text:span></text:p>
            <text:p text:style-name="P14"/>
          </table:table-cell>
        </table:table-row>
        <table:table-row table:style-name="Tabla3.1">
          <table:table-cell table:style-name="Tabla3.A1" office:value-type="string">
            <text:h text:style-name="P19" text:outline-level="1"><text:span text:style-name="T6"><text:s text:c="5"/>Lugar de la entrevista:</text:span><text:span text:style-name="T8"> </text:span><text:span text:style-name="T18">Sal</text:span><text:span text:style-name="Strong_20_Emphasis"><text:span text:style-name="T20">ón</text:span></text:span><text:span text:style-name="T18"> de entrevistas de DAKARO</text:span></text:h>
            <text:p text:style-name="P10"><text:span text:style-name="T7"><text:s text:c="5"/>Fecha/Hora/Duración de la entrevista:</text:span><text:span text:style-name="T10"> 31</text:span><text:span text:style-name="T13">-03-16 / 9,30hs / 30</text:span><text:span text:style-name="T11"> </text:span><text:span text:style-name="T13">minutos</text:span></text:p>
            <text:p text:style-name="P11"/>
          </table:table-cell>
        </table:table-row>
        <table:table-row table:style-name="Tabla3.1">
          <table:table-cell table:style-name="Tabla3.A1" office:value-type="string">
            <text:h text:style-name="P19" text:outline-level="1"><text:span text:style-name="T6">Entrevistado: </text:span><text:span text:style-name="T14">Marcelo Bufartanelo</text:span><text:span text:style-name="T8"> <text:s text:c="21"/></text:span><text:span text:style-name="T6">Cargo:</text:span><text:span text:style-name="T8"> </text:span><text:span text:style-name="T14">Dueño de CouchInn</text:span></text:h>
            <text:h text:style-name="P22" text:outline-level="1"><text:span text:style-name="T6">Objetivo a lograr:</text:span><text:span text:style-name="T8"> Despejar aspectos confusos respecto a la primera entrevista, así como también p</text:span><text:span text:style-name="T14">rofundizar en las especificaciones requeridas para el sistema y generar una imagen más real del proyecto al equipo de desarrollo. </text:span></text:h>
            <text:p text:style-name="P7"/>
          </table:table-cell>
        </table:table-row>
        <table:table-row table:style-name="Tabla3.1">
          <table:table-cell table:style-name="Tabla3.A1" office:value-type="string">
            <text:h text:style-name="P20" text:outline-level="1">Cuerpo de la entrevista (preguntas con sus respuestas):</text:h>
            <text:p text:style-name="P9"/>
            <text:p text:style-name="P3"><text:span text:style-name="T26">1-</text:span><text:span text:style-name="T25"> ¿Que informacion de las personas se requiere?</text:span></text:p>
            <text:p text:style-name="P12">Bueno... datos de identificacion, nombre, apellido, dni, fecha nacimiento y datos de contacto, email y telefono.</text:p>
            <text:p text:style-name="P3"/>
            <text:p text:style-name="P3"><text:span text:style-name="T24">2-</text:span> ¿Van a ser todos obligatorios o alguno opcional?</text:p>
            <text:p text:style-name="Standard"><text:span text:style-name="T19">Me gustaría que la gente ponga una descripción de s</text:span><text:span text:style-name="T23">í</text:span><text:span text:style-name="T19"> si quiere, que eso podría ser no obligatorio, pero los demás datos yo diría que si porque es una manera de contactarse o de saber quien es cada persona.</text:span></text:p>
            <text:p text:style-name="P3"/>
            <text:p text:style-name="P3"><text:span text:style-name="T21">3-</text:span><text:span text:style-name="T22"> ¿Los datos de un usuario comun y un coach no difieren?</text:span></text:p>
            <text:p text:style-name="P4">No, en este caso son todos iguales.</text:p>
            <text:p text:style-name="P2"/>
            <text:p text:style-name="P3"><text:span text:style-name="T24">4-</text:span> ¿El sitio debería tener una sección de historia u objetivos del sistema?</text:p>
            <text:p text:style-name="P3">Si, podría tenerlo.</text:p>
            <text:p text:style-name="P3"/>
            <text:p text:style-name="P3"><text:span text:style-name="T26">5-</text:span><text:span text:style-name="T25"> ¿Tiene que tener alguna letra, tamaño y color especifico?</text:span></text:p>
            <text:p text:style-name="P2">No, solo el color que es el de los logos, blanco y verde.</text:p>
            <text:p text:style-name="P2"/>
            <text:p text:style-name="P3"><text:span text:style-name="T26">6-</text:span><text:span text:style-name="T25"> ¿Y el color del fondo?</text:span></text:p>
            <text:p text:style-name="P2">Si, eso me gustaria que lo respeten.</text:p>
            <text:p text:style-name="P2"/>
            <text:p text:style-name="P3"><text:span text:style-name="T26">7-</text:span><text:span text:style-name="T25"> ¿Como deberia ser el sistema de calificacion?</text:span></text:p>
            <text:p text:style-name="P2">Bueno, a ver... se va a calificar a los usuarios cuando una vez que se concreto la reserva y se vencio el plazo en que se reservo, a partir de ese momento el invitado y el anfitrion van a poder calificar las partes, que califica el anfitrion? al invitado, y el invitado califica al couch, como va a ser? como cren ustedes, 5 estrellas, estrellitas, un valor de 0 a 5 o de 1 a 5, dedito arriba dedito abajo.</text:p>
            <text:p text:style-name="P2"><text:soft-page-break/></text:p>
            <text:p text:style-name="P3"><text:span text:style-name="T26">8- </text:span><text:span text:style-name="T25">Pensabamos en implementar una calificacion global, que aparezca solamente un promedio de todas las calificaciones que le dieron al couch o a la persona, y ademas de eso que haya calificaciones individuales por cada uno junto con una descripcion del </text:span><text:span text:style-name="T25">lugar, ¿que opina?</text:span></text:p>
            <text:p text:style-name="P2">Eso si, en el momento de calificar va a haber un comentario, que ese comentario puede estar accesible desde algun lado del couch y que solamente en el detalle del couch se vea el puntaje del couch. Estaria bueno que tenga el derecho a replica. </text:p>
            <text:p text:style-name="P1"/>
            <text:p text:style-name="P3"><text:span text:style-name="T26">9-</text:span><text:span text:style-name="T25"> ¿El sistema deberia tener filtros y de que tipo?</text:span></text:p>
            <text:p text:style-name="P2">Los filtros de busqueda dijimos que podian ser por lugar, cantidad de personas, tipo y fechas, que seria... yo cargo dos fechas y me tendria que mostrar aquellos que esten libres entre esas dos fechas, serian todos aquellos que no tengan reservas concretadas entre esas dos fechas.</text:p>
            <text:p text:style-name="P2"/>
            <text:p text:style-name="P3"><text:span text:style-name="T26">10-</text:span><text:span text:style-name="T25"> ¿Y en caso de estar ocupado apareceria?</text:span></text:p>
            <text:p text:style-name="P2">No.</text:p>
            <text:p text:style-name="P2"/>
            <text:p text:style-name="P3"><text:span text:style-name="T26">11- </text:span><text:span text:style-name="T25">¿Si alguien reserva el lugar por un tiempo determinado, el que lo ofrece es el encargo de ingresar la fecha en que se ocupa el lugar?</text:span></text:p>
            <text:p text:style-name="P2">Se marca en el momento de efectuar la reserva , ese couch no va a estar ocupado en realidad, yo te puedo seguir haciendo reservas pero las reservas que yo haga para que se solapen con esa no me va a dejar hacerla. Yo la reserva la puedo hacer siemore y cuando no haya reservas efectuadas. Yo te hago una resreva todo enero, viene ella y me quiere hacer una reserva por algun fragmento de enero, no va a <text:s/>poder hacerla, el sistema va a decir el couch no esta disponible entre esa fecha, pero ella me va a poder hacer una reserva de febrero por ejemplos, sin problemas y va a venir otro y me va a hacer una reserva en febrero y va a poder, porque como yo a la de ella no la acepte todavia ahi si me va a dejar hacerla, pero en el momento que yo acepte la de ella y se solapa con la de el, la de el va a quedar cancelada, pero eso lo hace el sistema. pero si hay reservas efectivizadas y yo quiero hacer otra reserva no me va a dejar.</text:p>
            <text:p text:style-name="P2"/>
            <text:p text:style-name="P3"><text:span text:style-name="T26">12- </text:span><text:span text:style-name="T25">¿Todo el contacto a parte se hace via email, tefelono o cualquier otro medio? </text:span></text:p>
            <text:p text:style-name="P2">Sisisi.</text:p>
            <text:p text:style-name="P2"/>
            <text:p text:style-name="P3"><text:span text:style-name="T26">13-</text:span><text:span text:style-name="T25"> ¿De alguna forma cuando te contactas con la persona por mail deberias tener que usuario es en el sistema para ver su reputacion y para ver con cual te quedas de los que te hicieron reservas?</text:span></text:p>
            <text:p text:style-name="P2">Claro, lo que pasa que al momento de concretar la reserva la persona tiene a disposicion todos los datos tanto publicos como privados.</text:p>
            <text:p text:style-name="P2"/>
            <text:p text:style-name="P3"><text:span text:style-name="T26">14-</text:span><text:span text:style-name="T25"> ¿Entonces cuando se concreta una reserva a las dos personas le salen los datos de la otra?</text:span></text:p>
            <text:p text:style-name="P2">Exacto.</text:p>
            <text:p text:style-name="P2"/>
            <text:p text:style-name="P3"><text:span text:style-name="T26">15-</text:span><text:span text:style-name="T25"> ¿El sitio deberia poder invitar gente por mail?</text:span></text:p>
            <text:p text:style-name="P2">No, por ahora no, capaz en un futuro.</text:p>
            <text:p text:style-name="P2"/>
            <text:p text:style-name="P3"><text:span text:style-name="T26">16-</text:span><text:span text:style-name="T25"> ¿Que datos del dueño deberian aparecer como contacto?</text:span></text:p>
            <text:p text:style-name="P2">Como dueño de couchInn me gustaria que haya una parte de contacto, nombre, mail...</text:p>
            <text:p text:style-name="P1"/>
            <text:p text:style-name="P1"/>
            <text:p text:style-name="P1"><text:soft-page-break/></text:p>
            <text:p text:style-name="P3"><text:span text:style-name="T26">17-</text:span><text:span text:style-name="T25"> ¿El sitio deberia tener una seccion de comentarios general?</text:span></text:p>
            <text:p text:style-name="P2">No, comentarios van a tener solamente los couch.</text:p>
            <text:p text:style-name="P1"/>
            <text:p text:style-name="P3"><text:span text:style-name="T26">18-</text:span><text:span text:style-name="T25"> ¿Y esos comentarios van a tener un tipo de administracion como eliminarlos?</text:span></text:p>
            <text:p text:style-name="P2">Lo va a poder hacer la propia persona, el dueño del couch puede eliminar las preguntas que quiera.</text:p>
            <text:p text:style-name="P1"/>
            <text:p text:style-name="P3"><text:span text:style-name="T26">19-</text:span><text:span text:style-name="T25"> ¿Y modificarlas?</text:span></text:p>
            <text:p text:style-name="P2">Modificarlas solamente las suyas, como tambien la persona que escribio la pregunta puede eliminar su pregunta.</text:p>
            <text:p text:style-name="P2"/>
            <text:p text:style-name="P3"><text:span text:style-name="T26">20-</text:span><text:span text:style-name="T25"> ¿Puede modificar la persona que escribio el comentario?</text:span></text:p>
            <text:p text:style-name="P2">Modificarla no, pero podria borrarla y hacerla de nuevo, pero una vez que esta respondido ya no lo puede eliminar.</text:p>
            <text:p text:style-name="P2"/>
            <text:p text:style-name="P3"><text:span text:style-name="T26">21- </text:span><text:span text:style-name="T25">¿Que datos son visibles para todos los usuarios y que datos son visibles al momento de la confirmacion?</text:span></text:p>
            <text:p text:style-name="P2">Los datos de la persona me gustaria solamente que fuera el nombre, porque si no te podria buscar por una red social y reservartelo por afuera, pero no es la idea, no estariamos perdiendo a la persona porque en realidad nosotros aca no estamos teniendo ningun, el pago de VIP es como una donacion en realidad, pero no es obligatorio. De una persona a un couch solamete el nombre de la persona, una vez que se concreta la reserva ahi si se ve todo, nombre apellido, mail, telefono, pero despues nosotros pedimos datos a la hora del altaque son mas propios de la aplicacion la fecha de nacimiento y eso, pero esos datos no tienen sentido.</text:p>
            <text:p text:style-name="P2"/>
            <text:p text:style-name="P3"><text:span text:style-name="T26">22- </text:span><text:span text:style-name="T25">¿Que diferencia de visibilidad tienen sobre la pagina los usarios registrados, los no registrados y los vip?</text:span></text:p>
            <text:p text:style-name="P2">Los vip en lo que en realidad cambia es que tus couch pasarian a ser vip pero vos como vip no tenes ninguan funcionalidad nueva, en realidad es una caracteristica que tus coach van a tener la foto disponible desde el listado. Despues el no registrado va a poder ver el listado, va a poder ver el detalle de los couch pero en realidad no va a poder hacer preguntas sobre un coach y no va a poder reservar y el usuario registrado va a poder hacer todo.</text:p>
            <text:p text:style-name="P2"/>
            <text:p text:style-name="P3"><text:span text:style-name="T26">23- </text:span><text:span text:style-name="T25">¿Entonces la visibilidad en la pagina va a ser la misma para los tres?</text:span></text:p>
            <text:p text:style-name="P2">Si, varia en las funcionalidades.</text:p>
            <text:p text:style-name="P2"/>
            <text:p text:style-name="P3"><text:span text:style-name="T26">24-</text:span><text:span text:style-name="T25"> ¿Al iniciar sesion en el sitio deberia tener alguna presentacion audiovisual?</text:span></text:p>
            <text:p text:style-name="P2">No, que ni bien entras que se vea el listado.</text:p>
            <text:p text:style-name="P2"/>
            <text:p text:style-name="P3"><text:span text:style-name="T26">25-</text:span><text:span text:style-name="T25"> ¿Deberia poder vincularse las cuentas con alguna red social?</text:span></text:p>
            <text:p text:style-name="P2">No, por ahora no, a lo mejor en un futuro si.</text:p>
            <text:p text:style-name="P2"/>
            <text:p text:style-name="P3"><text:span text:style-name="T26">26-</text:span><text:span text:style-name="T25"> ¿La descripcion del lugar que se ofrece debe ser libre o seguir algun tipo de </text:span><text:span text:style-name="T25">formato?</text:span></text:p>
            <text:p text:style-name="P2">Libre, que la persona escriba lo que quiera.</text:p>
            <text:p text:style-name="P2"/>
            <text:p text:style-name="P3"><text:span text:style-name="T26">27-</text:span><text:span text:style-name="T25"> ¿Que datos son obligatorios en la descripcion de un coach?</text:span></text:p>
            <text:p text:style-name="P2">Lugar donde es, cantidad de personas, que tipo de couch es y la descripcion.</text:p>
            <text:p text:style-name="P2"/>
            <text:p text:style-name="P2"><text:soft-page-break/></text:p>
            <text:p text:style-name="P3"><text:span text:style-name="T26">28-</text:span><text:span text:style-name="T25"> ¿Y alguna imagen?</text:span></text:p>
            <text:p text:style-name="P2">La foto del couch.</text:p>
            <text:p text:style-name="P1"/>
            <text:p text:style-name="P3"><text:span text:style-name="T26">29-</text:span><text:span text:style-name="T25"> ¿Los <text:s/>datos que son obligatorios tiene que tener campos para autocompletar o algun menu desplegable?</text:span></text:p>
            <text:p text:style-name="P2">Cantidad de personas si, un campo numerico y tipo si, ese si. Los tipos los damos de alta los administradores nada mas.</text:p>
            <text:p text:style-name="P2"/>
            <text:p text:style-name="P3"><text:span text:style-name="T26">30-</text:span><text:span text:style-name="T25"> ¿cuales son las acciones que se pueden realidad sobre una publicacion?</text:span></text:p>
            <text:p text:style-name="P2">Ehh.. sobre el couch? como que?</text:p>
            <text:p text:style-name="P2"/>
            <text:p text:style-name="P3"><text:span text:style-name="T26">31-</text:span><text:span text:style-name="T25"> <text:s/>Por ejemplo reservar es la obvia...</text:span></text:p>
            <text:p text:style-name="P2">Puedo preguntar y ver las calificaciones.</text:p>
            <text:p text:style-name="P2"/>
            <text:p text:style-name="P3"><text:span text:style-name="T26">32-</text:span><text:span text:style-name="T25"> ¿Deberia poderse agregar a posibles destinos?</text:span></text:p>
            <text:p text:style-name="P2">No.</text:p>
            <text:p text:style-name="P2"/>
            <text:p text:style-name="P3"><text:span text:style-name="T26">33-</text:span><text:span text:style-name="T25"> ¿El sitio deberia tener un calendario general? Por ejemplo queres buscar las reservas entre dos fechas y que te aparezcan todos los disponibles...</text:span></text:p>
            <text:p text:style-name="P2">Eso si, es una parte de la busqueda.</text:p>
            <text:p text:style-name="P2"/>
            <text:p text:style-name="P3"><text:span text:style-name="T26">34-</text:span><text:span text:style-name="T25"> Tambien pensabamos que por cada couch haya un calendario disponible. Para saber en que fecha esta ocupado ese couch.</text:span></text:p>
            <text:p text:style-name="P2">No, eso te das cuenta al hacer la reserva y te salta que ya esta ocupado.</text:p>
            <text:p text:style-name="P2"/>
            <text:p text:style-name="P3"><text:span text:style-name="T26">35-</text:span><text:span text:style-name="T25"> ¿El sitio deberia mostrar un dato extra? Por ejemplo fecha, hora, termperatura, etc.</text:span></text:p>
            <text:p text:style-name="P2">No.</text:p>
            <text:p text:style-name="P2"/>
            <text:p text:style-name="P3"><text:span text:style-name="T26">36-</text:span><text:span text:style-name="T25"> ¿El sistema despues de un tiempo de iniciada una sesion debe cerrarse?</text:span></text:p>
            <text:p text:style-name="P2">Y.. eso saben ustedes.</text:p>
            <text:p text:style-name="P8"/>
          </table:table-cell>
        </table:table-row>
        <table:table-row table:style-name="Tabla3.1">
          <table:table-cell table:style-name="Tabla3.A1" office:value-type="string">
            <text:h text:style-name="P21" text:outline-level="1">Conclusión de la entrevista</text:h>
            <text:p text:style-name="P10"><text:span text:style-name="T7">Informe final: </text:span><text:span text:style-name="T3">Hemos obtenido información especifica sobre los requerimientos del <text:s text:c="6"/>sistema y hemos despejado dudas sobre la primera entrevista. Con los datos recabados hasta el momento tenemos las pautas para comenzar el proyecto.</text:span></text:p>
            <text:p text:style-name="P10"><text:span text:style-name="T7">Información obtenida en detalle: </text:span><text:span text:style-name="T9">se obtuvo información detallada sobre el manejo de usuarios, los datos necesarios para el registro</text:span></text:p>
            <text:p text:style-name="P10"><text:span text:style-name="T7">Información pendiente: </text:span><text:span text:style-name="T2">-</text:span></text:p>
            <text:p text:style-name="P11"/>
          </table:table-cell>
        </table:table-row>
        <table:table-row table:style-name="Tabla3.1">
          <table:table-cell table:style-name="Tabla3.A1" office:value-type="string">
            <text:h text:style-name="P18" text:outline-level="1"><text:span text:style-name="T6">Documentos que se deben entregar: </text:span><text:span text:style-name="T15">SRS, Cuestionario y Primera entrevista</text:span></text:h>
            <text:p text:style-name="P17"><text:span text:style-name="T7">Documentos que debe entregar el entrevistado:</text:span><text:span text:style-name="T10"> </text:span><text:span text:style-name="T12">- </text:span></text:p>
            <text:p text:style-name="P17"><text:span text:style-name="T7">Próxima entrevista: </text:span><text:span text:style-name="T9"><text:s/></text:span><text:span text:style-name="T16">-</text:span></text:p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ans-serif" svg:font-family="sans-serif"/>
    <style:font-face style:name="Arial Bold" svg:font-family="'Arial Bold'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, 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Normal_20_indentado_20_1" style:default-outline-level="1" style:list-style-name="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size="10pt" style:font-size-asian="10pt" style:font-name-complex="Arial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fo:color="#0000ff" style:font-name="Wingdings" style:font-name-complex="Wingding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/>
    <style:master-page style:name="Convertir_20_1" style:display-name="Convertir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mina Caracotche</meta:initial-creator>
    <meta:creation-date>2016-04-06T19:05:22.16</meta:creation-date>
    <dc:date>2016-04-06T22:43:19.15</dc:date>
    <dc:creator>Romina Caracotche</dc:creator>
    <meta:editing-duration>PT1H9M4S</meta:editing-duration>
    <meta:editing-cycles>14</meta:editing-cycles>
    <meta:generator>OpenOffice/4.1.2$Win32 OpenOffice.org_project/412m3$Build-9782</meta:generator>
    <meta:document-statistic meta:table-count="1" meta:image-count="1" meta:object-count="0" meta:page-count="5" meta:paragraph-count="94" meta:word-count="1556" meta:character-count="9085"/>
  </office:meta>
</office:document-meta>
</file>